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700000071BF4952608573B112.png" manifest:media-type="image/png"/>
  <manifest:file-entry manifest:full-path="Pictures/10000000000002F20000007FCDC6605A52B19D7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P2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P3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P4" style:family="paragraph" style:parent-style-name="Standard">
      <style:paragraph-properties fo:text-align="end" style:justify-single-word="false"/>
      <style:text-properties officeooo:paragraph-rsid="002e1fcc"/>
    </style:style>
    <style:style style:name="P5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P6" style:family="paragraph" style:parent-style-name="Standard">
      <style:text-properties officeooo:paragraph-rsid="002e1fcc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officeooo:paragraph-rsid="002c3669"/>
    </style:style>
    <style:style style:name="P8" style:family="paragraph" style:parent-style-name="Standard">
      <style:text-properties style:font-name="Arial" officeooo:paragraph-rsid="002c3669"/>
    </style:style>
    <style:style style:name="P9" style:family="paragraph" style:parent-style-name="Standard">
      <style:text-properties style:font-name="Arial" style:text-underline-style="none" officeooo:rsid="0071b8a6" officeooo:paragraph-rsid="0071b8a6"/>
    </style:style>
    <style:style style:name="P10" style:family="paragraph" style:parent-style-name="Standard">
      <style:text-properties style:font-name="Arial" style:text-underline-style="none" officeooo:rsid="007175cf" officeooo:paragraph-rsid="007175cf"/>
    </style:style>
    <style:style style:name="P11" style:family="paragraph" style:parent-style-name="Standard">
      <style:text-properties style:font-name="Arial" style:text-underline-style="none" officeooo:rsid="007175cf" officeooo:paragraph-rsid="0073b94a"/>
    </style:style>
    <style:style style:name="P12" style:family="paragraph" style:parent-style-name="Standard">
      <style:text-properties style:font-name="Arial" fo:font-style="italic" fo:font-weight="normal" officeooo:rsid="001aa456" officeooo:paragraph-rsid="007175cf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Arial" fo:font-style="italic" fo:font-weight="normal" officeooo:rsid="000a574c" officeooo:paragraph-rsid="007175cf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style:font-name="Arial" fo:font-style="italic" officeooo:rsid="000a295e" officeooo:paragraph-rsid="007175cf" style:font-style-asian="italic" style:font-style-complex="italic"/>
    </style:style>
    <style:style style:name="P15" style:family="paragraph" style:parent-style-name="Standard">
      <style:text-properties style:font-name="Arial" officeooo:rsid="0008b7cd" officeooo:paragraph-rsid="007175cf"/>
    </style:style>
    <style:style style:name="P16" style:family="paragraph" style:parent-style-name="Standard">
      <style:text-properties style:font-name="Arial" fo:font-weight="normal" officeooo:rsid="0008b7cd" officeooo:paragraph-rsid="007175cf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0c8308" officeooo:paragraph-rsid="007175cf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752613" officeooo:paragraph-rsid="00752613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8044d5" officeooo:paragraph-rsid="008044d5" style:font-weight-asian="normal" style:font-weight-complex="normal"/>
    </style:style>
    <style:style style:name="P20" style:family="paragraph" style:parent-style-name="Standard">
      <style:text-properties style:font-name="Arial" officeooo:paragraph-rsid="007175cf"/>
    </style:style>
    <style:style style:name="P21" style:family="paragraph" style:parent-style-name="Standard">
      <style:text-properties fo:color="#ce181e" style:font-name="Arial" fo:font-weight="normal" officeooo:rsid="0008b7cd" officeooo:paragraph-rsid="007175cf" style:font-weight-asian="normal" style:font-weight-complex="normal"/>
    </style:style>
    <style:style style:name="P22" style:family="paragraph" style:parent-style-name="Standard">
      <style:text-properties fo:color="#ce181e" style:font-name="Arial" fo:font-weight="normal" officeooo:rsid="0008b7cd" officeooo:paragraph-rsid="008a179e" style:font-weight-asian="normal" style:font-weight-complex="normal"/>
    </style:style>
    <style:style style:name="P23" style:family="paragraph" style:parent-style-name="Standard">
      <style:text-properties fo:color="#ce181e" style:font-name="Arial" fo:font-weight="normal" officeooo:rsid="008044d5" officeooo:paragraph-rsid="008044d5" style:font-weight-asian="normal" style:font-weight-complex="normal"/>
    </style:style>
    <style:style style:name="P24" style:family="paragraph" style:parent-style-name="Standard">
      <style:text-properties fo:color="#ce181e" style:font-name="Arial" style:text-underline-style="none" officeooo:rsid="0071b8a6" officeooo:paragraph-rsid="0071b8a6"/>
    </style:style>
    <style:style style:name="P25" style:family="paragraph" style:parent-style-name="Standard">
      <style:text-properties fo:color="#ce181e" style:font-name="Arial" style:text-underline-style="none" fo:font-weight="normal" officeooo:rsid="008044d5" officeooo:paragraph-rsid="0078670d" style:font-weight-asian="normal" style:font-weight-complex="normal"/>
    </style:style>
    <style:style style:name="P26" style:family="paragraph" style:parent-style-name="Standard">
      <style:text-properties fo:color="#ce181e" style:font-name="Arial" style:text-underline-style="none" fo:font-weight="normal" officeooo:rsid="008044d5" officeooo:paragraph-rsid="008ba102" style:font-weight-asian="normal" style:font-weight-complex="normal"/>
    </style:style>
    <style:style style:name="P27" style:family="paragraph" style:parent-style-name="Standard">
      <style:text-properties fo:color="#ce181e" style:font-name="Arial" fo:font-size="10pt" fo:font-weight="normal" officeooo:rsid="0008b7cd" officeooo:paragraph-rsid="008822c5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ed1c24" style:font-name="Arial" style:text-underline-style="none" officeooo:rsid="007c593d" officeooo:paragraph-rsid="0080f7a7"/>
    </style:style>
    <style:style style:name="P29" style:family="paragraph" style:parent-style-name="Standard">
      <style:text-properties style:use-window-font-color="true" style:font-name="Arial" style:text-underline-style="none" fo:font-weight="normal" officeooo:rsid="008044d5" officeooo:paragraph-rsid="0078670d" style:font-weight-asian="normal" style:font-weight-complex="normal"/>
    </style:style>
    <style:style style:name="P30" style:family="paragraph" style:parent-style-name="Standard">
      <style:text-properties style:use-window-font-color="true" style:font-name="Arial" style:text-underline-style="none" fo:font-weight="bold" officeooo:rsid="001d37e9" officeooo:paragraph-rsid="0073b94a" style:font-weight-asian="bold" style:font-weight-complex="bold"/>
    </style:style>
    <style:style style:name="P31" style:family="paragraph" style:parent-style-name="Standard">
      <style:text-properties fo:color="#0066b3" style:font-name="Arial" style:text-underline-style="none" fo:font-weight="normal" officeooo:rsid="008ba102" officeooo:paragraph-rsid="008ba102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font-name="Arial" fo:font-size="15pt" style:text-underline-style="none" fo:font-weight="bold" officeooo:rsid="0057caf1" officeooo:paragraph-rsid="005ac058" style:font-size-asian="15pt" style:font-weight-asian="bold" style:font-size-complex="15pt" style:font-weight-complex="bold"/>
    </style:style>
    <style:style style:name="P33" style:family="paragraph" style:parent-style-name="Text_20_body">
      <style:paragraph-properties fo:text-align="justify" style:justify-single-word="false"/>
      <style:text-properties style:font-name="Arial" style:text-underline-style="solid" style:text-underline-width="auto" style:text-underline-color="font-color" officeooo:paragraph-rsid="004cd80f"/>
    </style:style>
    <style:style style:name="P34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officeooo:paragraph-rsid="002c3669" style:font-size-asian="12pt"/>
    </style:style>
    <style:style style:name="P35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0pt" style:text-underline-style="none" fo:font-weight="bold" officeooo:paragraph-rsid="002c3669" style:font-size-asian="10pt" style:font-weight-asian="bold"/>
    </style:style>
    <style:style style:name="P36" style:family="paragraph" style:parent-style-name="Standard">
      <style:paragraph-properties fo:break-before="page"/>
      <style:text-properties style:font-name="Arial" style:text-underline-style="none" officeooo:rsid="0073b94a" officeooo:paragraph-rsid="0078670d"/>
    </style:style>
    <style:style style:name="P37" style:family="paragraph" style:parent-style-name="Code_20_Answer">
      <style:text-properties fo:color="#ed1c24" style:font-name="Arial1" fo:font-size="12pt" officeooo:paragraph-rsid="008c7c97" style:font-size-asian="12pt" style:font-size-complex="12pt"/>
    </style:style>
    <style:style style:name="P38" style:family="paragraph" style:parent-style-name="Code_20_Answer">
      <style:text-properties fo:color="#ed1c24" style:font-name="Arial1" fo:font-size="12pt" style:text-underline-style="none" fo:font-weight="normal" officeooo:rsid="008044d5" officeooo:paragraph-rsid="008c7c97" style:font-size-asian="12pt" style:font-weight-asian="normal" style:font-size-complex="12pt" style:font-weight-complex="normal"/>
    </style:style>
    <style:style style:name="P39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0pt" style:text-underline-style="none" fo:font-weight="bold" officeooo:paragraph-rsid="002c3669" style:font-size-asian="10pt" style:font-weight-asian="bold"/>
    </style:style>
    <style:style style:name="P40" style:family="paragraph" style:parent-style-name="Standard">
      <style:text-properties style:font-name="Arial" fo:font-weight="normal" officeooo:rsid="0008b7cd" officeooo:paragraph-rsid="007175cf" style:font-weight-asian="normal" style:font-weight-complex="normal"/>
    </style:style>
    <style:style style:name="P41" style:family="paragraph" style:parent-style-name="Standard">
      <style:text-properties style:font-name="Arial" style:text-underline-style="none" officeooo:rsid="0073b94a" officeooo:paragraph-rsid="007175cf"/>
    </style:style>
    <style:style style:name="P42" style:family="paragraph" style:parent-style-name="Standard">
      <style:text-properties style:font-name="Arial" style:text-underline-style="none" officeooo:rsid="007175cf" officeooo:paragraph-rsid="007175cf"/>
    </style:style>
    <style:style style:name="P43" style:family="paragraph" style:parent-style-name="Standard">
      <style:paragraph-properties fo:break-before="page"/>
      <style:text-properties style:font-name="Arial" fo:font-weight="normal" officeooo:rsid="0008b7cd" officeooo:paragraph-rsid="007175cf" style:font-weight-asian="normal" style:font-weight-complex="normal"/>
    </style:style>
    <style:style style:name="P44" style:family="paragraph" style:parent-style-name="Standard">
      <style:paragraph-properties fo:break-before="page"/>
      <style:text-properties style:font-name="Arial" style:text-underline-style="none" officeooo:rsid="007175cf" officeooo:paragraph-rsid="007175c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75b1ac"/>
    </style:style>
    <style:style style:name="T3" style:family="text">
      <style:text-properties fo:color="#000000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4" style:family="text">
      <style:text-properties style:text-position="super 58%" fo:font-size="10pt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style:use-window-font-color="true" fo:font-size="14pt" fo:font-style="normal" fo:font-weight="bold" officeooo:rsid="0069722e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style:use-window-font-color="true" fo:font-size="14pt" fo:font-style="normal" fo:font-weight="bold" officeooo:rsid="007175cf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style:use-window-font-color="true" fo:font-weight="normal" officeooo:rsid="001d37e9" style:font-weight-asian="normal" style:font-weight-complex="normal"/>
    </style:style>
    <style:style style:name="T8" style:family="text">
      <style:text-properties style:use-window-font-color="true" fo:font-weight="normal" officeooo:rsid="00772739" style:font-weight-asian="normal" style:font-weight-complex="normal"/>
    </style:style>
    <style:style style:name="T9" style:family="text">
      <style:text-properties style:use-window-font-color="true" fo:font-weight="normal" officeooo:rsid="008044d5" style:font-weight-asian="normal" style:font-weight-complex="normal"/>
    </style:style>
    <style:style style:name="T10" style:family="text">
      <style:text-properties style:use-window-font-color="true" officeooo:rsid="008044d5"/>
    </style:style>
    <style:style style:name="T11" style:family="text">
      <style:text-properties fo:font-size="10pt" fo:font-weight="bold" style:font-size-asian="10pt" style:font-weight-asian="bold" style:font-name-complex="Arial1" style:font-size-complex="10pt" style:font-weight-complex="bold"/>
    </style:style>
    <style:style style:name="T12" style:family="text">
      <style:text-properties fo:font-size="10pt" fo:font-weight="bold" officeooo:rsid="00100393" style:font-size-asian="10pt" style:font-weight-asian="bold" style:font-name-complex="Arial1" style:font-size-complex="10pt" style:font-weight-complex="bold"/>
    </style:style>
    <style:style style:name="T13" style:family="text">
      <style:text-properties officeooo:rsid="000a295e"/>
    </style:style>
    <style:style style:name="T14" style:family="text">
      <style:text-properties officeooo:rsid="000bd74d"/>
    </style:style>
    <style:style style:name="T15" style:family="text">
      <style:text-properties officeooo:rsid="000a574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a574c" style:font-style-asian="italic" style:font-style-complex="italic"/>
    </style:style>
    <style:style style:name="T18" style:family="text">
      <style:text-properties officeooo:rsid="000c214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e0430" style:font-style-asian="normal" style:font-style-complex="normal"/>
    </style:style>
    <style:style style:name="T21" style:family="text">
      <style:text-properties fo:font-style="normal" officeooo:rsid="007bda12" style:font-style-asian="normal" style:font-style-complex="normal"/>
    </style:style>
    <style:style style:name="T22" style:family="text">
      <style:text-properties officeooo:rsid="00752613"/>
    </style:style>
    <style:style style:name="T23" style:family="text">
      <style:text-properties officeooo:rsid="00778d5a"/>
    </style:style>
    <style:style style:name="T24" style:family="text">
      <style:text-properties officeooo:rsid="007bda12"/>
    </style:style>
    <style:style style:name="T25" style:family="text">
      <style:text-properties officeooo:rsid="007dc857"/>
    </style:style>
    <style:style style:name="T26" style:family="text">
      <style:text-properties officeooo:rsid="007f1e42"/>
    </style:style>
    <style:style style:name="T27" style:family="text">
      <style:text-properties fo:color="#ce181e"/>
    </style:style>
    <style:style style:name="T28" style:family="text">
      <style:text-properties officeooo:rsid="0080f7a7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8a179e" style:font-size-asian="12pt" style:font-size-complex="12pt"/>
    </style:style>
    <style:style style:name="T31" style:family="text">
      <style:text-properties officeooo:rsid="008a179e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7"><text:span text:style-name="T11">Mòdul </text:span><text:span text:style-name="T3">6 – Accés a dades</text:span></text:p>
          </table:table-cell>
        </table:table-row>
        <table:table-row table:style-name="Taula1.2">
          <table:table-cell table:style-name="Taula1.A2" office:value-type="string">
            <text:p text:style-name="P7"><text:span text:style-name="T12">2</text:span><text:span text:style-name="T4">n <text:s text:c="2"/></text:span><text:span text:style-name="T11">CFGS Desenvolupament d'Aplicacions Multiplataforma</text:span></text:p>
          </table:table-cell>
        </table:table-row>
      </table:table>
      <text:p text:style-name="P8"/>
      <text:p text:style-name="P32">MongoDB</text:p>
      <text:p text:style-name="P33"><text:span text:style-name="T5">Consultes </text:span><text:span text:style-name="T6">d'agregat. Exercicis</text:span></text:p>
      <text:p text:style-name="P20"/>
      <text:p text:style-name="P14">NOTA: sempre s'ha de mostrar el _id dels nodes</text:p>
      <text:p text:style-name="P15"/>
      <text:p text:style-name="P18">1) Mostra quants restaurants hi ha <text:span text:style-name="T23">de </text:span>cada tipus al barri <text:span text:style-name="T16">(=borough) </text:span>de Queens <text:span text:style-name="T24">[74]</text:span></text:p>
      <text:p text:style-name="P16"/>
      <text:p text:style-name="P21">db.restaurants.aggregate([</text:p>
      <text:p text:style-name="P21"><text:s text:c="4"/>{$match: {borough: "Queens"}},</text:p>
      <text:p text:style-name="P21"><text:s text:c="4"/>{$group: {_id: "$cuisine", qnt: {$sum:1}} <text:s/>}</text:p>
      <text:p text:style-name="P21"><text:s text:c="4"/>])</text:p>
      <text:p text:style-name="P21"><text:s text:c="4"/>.sort({_id: 1})</text:p>
      <text:p text:style-name="P16"/>
      <text:p text:style-name="P16"><text:span text:style-name="T22">2</text:span>) <text:span text:style-name="T13">P</text:span>el·lícules <text:span text:style-name="T14">sense director o </text:span>amb més d'un director. <text:span text:style-name="T15">Mostra'n el nom i els directors, ordenat pel nom de la pel·lícula. </text:span><text:span text:style-name="T17">Pista: hi ha un operador $size <text:s/></text:span><text:span text:style-name="T21">[14]</text:span></text:p>
      <text:p text:style-name="P13"/>
      <text:p text:style-name="P21">db.movies.aggregate([</text:p>
      <text:p text:style-name="P22"><text:s text:c="4"/>{$match: {$or: [{directors: {$exists: false}}, {directors: {$not: {$size: 1}}} <text:s/></text:p>
      <text:p text:style-name="P22"><text:s text:c="10"/>] <text:s/>}},</text:p>
      <text:p text:style-name="P21"><text:s text:c="4"/>{$project: {name: "$name", directors: "$directors"} <text:s text:c="3"/>},</text:p>
      <text:p text:style-name="P27"><text:span text:style-name="T31"><text:s text:c="5"/></text:span><text:span text:style-name="T30">{</text:span><text:span text:style-name="T29">$sort : {name : 1, dirs : 1} <text:s text:c="2"/>}</text:span></text:p>
      <text:p text:style-name="P21"><text:s text:c="4"/>])</text:p>
      <text:p text:style-name="P16"/>
      <text:p text:style-name="P16"><text:span text:style-name="T22">3</text:span>) Pel·licules <text:span text:style-name="T18">que no tenen 5</text:span> actors. <text:span text:style-name="T14">Mostra el nom de la pel·lícula i la quantitat d'actors. Ordenades d</text:span>e més <text:span text:style-name="T14">actors </text:span>a menys <text:span text:style-name="T18">(i pel nom de la pel·lícula) <text:s/>[25]</text:span></text:p>
      <text:p text:style-name="P16"/>
      <text:p text:style-name="P16"/>
      <text:p text:style-name="P16"/>
      <text:p text:style-name="P21">db.movies.aggregate([</text:p>
      <text:p text:style-name="P21"><text:s text:c="4"/>{ $project: {</text:p>
      <text:p text:style-name="P21"><text:s text:c="9"/>name: 1,</text:p>
      <text:p text:style-name="P21"><text:s text:c="9"/>qntActors: { $cond: { </text:p>
      <text:p text:style-name="P21"><text:s text:c="12"/>if: { $isArray: "$actors" }, </text:p>
      <text:p text:style-name="P21"><text:s text:c="12"/>then: { $size: "$actors" },</text:p>
      <text:p text:style-name="P21"><text:s text:c="12"/>else: 0} }</text:p>
      <text:p text:style-name="P21"><text:s text:c="6"/>} <text:s/>},</text:p>
      <text:p text:style-name="P21"><text:s text:c="4"/>{$match : {qntActors : {$ne : 5}} <text:s/>},</text:p>
      <text:p text:style-name="P21"><text:s text:c="3"/>])</text:p>
      <text:p text:style-name="P21"><text:s text:c="4"/>.sort({qntActors: -1, name: 1})</text:p>
      <text:p text:style-name="P21"/>
      <text:p text:style-name="P16"/>
      <text:p text:style-name="P43"/>
      <text:p text:style-name="P16"><text:span text:style-name="T22">4</text:span>) Actors amb més de 10 pel·lícules. Ordenats de més a menys <text:s/><text:span text:style-name="T25">[2]</text:span></text:p>
      <text:p text:style-name="P16"/>
      <text:p text:style-name="P21">db.movies.aggregate([</text:p>
      <text:p text:style-name="P21"><text:s text:c="4"/>{$unwind: "$actors"},</text:p>
      <text:p text:style-name="P21"><text:s text:c="4"/>{$group: {_id: "$actors", qnt: {$sum: 1}} },</text:p>
      <text:p text:style-name="P21"><text:s text:c="4"/>{$match: {qnt: {$gt: 10}} }</text:p>
      <text:p text:style-name="P21"><text:s text:c="4"/>]).</text:p>
      <text:p text:style-name="P21"><text:s text:c="4"/>sort({qnt: -1})</text:p>
      <text:p text:style-name="P16"/>
      <text:p text:style-name="P16"><text:span text:style-name="T22">5</text:span>) Actors <text:span text:style-name="T26">que han actuat en dècades diferents</text:span> (veure en quines dècades ha treballat cada actor i comptar les diferents). <text:span text:style-name="T26">Cal mostrar id, nom</text:span> <text:span text:style-name="T26">i dècades actuant pels actors que han actuat en més d’una dècada, ordenat per quantitat de dècades (de més a menys) i nom. [416]</text:span></text:p>
      <text:p text:style-name="P16"/>
      <text:p text:style-name="P21">db.movies.aggregate([</text:p>
      <text:p text:style-name="P21"><text:s text:c="4"/>{$unwind: "$actors"},</text:p>
      <text:p text:style-name="P21"><text:s text:c="4"/>{$project: {actors: "$actors", decada: {$trunc: {$divide: ["$year", 10]}} } <text:s/>},</text:p>
      <text:p text:style-name="P21"><text:s text:c="4"/>{$group: {_id: {actors: "$actors", decada: "$decada"}} },</text:p>
      <text:p text:style-name="P21"><text:s text:c="4"/>{$group: {_id: "$_id.actors", qntDecades: {$sum: 1}}},</text:p>
      <text:p text:style-name="P21"><text:s text:c="4"/>{$match: {qntDecades: {$gt: 1}}},</text:p>
      <text:p text:style-name="P21"><text:s text:c="4"/>{$project: {_id: "$_id.id", name: "$_id.name", qntDecades: "$qntDecades"}}</text:p>
      <text:p text:style-name="P21"><text:s text:c="4"/>])</text:p>
      <text:p text:style-name="P21"><text:s text:c="4"/>.sort({"qntDecades": -1, "name": 1 })</text:p>
      <text:p text:style-name="P16"/>
      <text:p text:style-name="P16"/>
      <text:p text:style-name="P17"><text:span text:style-name="T22">6</text:span>) Copia totes les dades de les ciutats que són capitals de països en una collection <text:span text:style-name="T16">capitals. <text:s/></text:span><text:span text:style-name="T19">Hi haurà documents amb el format </text:span><text:span text:style-name="T20">(a més de la clau)</text:span><text:span text:style-name="T19">:</text:span></text:p>
      <text:p text:style-name="P12"><text:s text:c="4"/>"capital" : {</text:p>
      <text:p text:style-name="P12"><text:s text:c="8"/>"name" : "Kabul",</text:p>
      <text:p text:style-name="P12"><text:s text:c="8"/>"country" : {</text:p>
      <text:p text:style-name="P12"><text:s text:c="12"/>"code" : "AF",</text:p>
      <text:p text:style-name="P12"><text:s text:c="12"/>"name" : "Afghanistan"</text:p>
      <text:p text:style-name="P12"><text:s text:c="8"/>}</text:p>
      <text:p text:style-name="P12"><text:s text:c="4"/>}</text:p>
      <text:p text:style-name="P19">([250])</text:p>
      <text:p text:style-name="P19"/>
      <text:p text:style-name="P23">db.countries.aggregate([</text:p>
      <text:p text:style-name="P23"><text:s/>{$project: {capital: {name: "$capital", country: {code: "$cca2", name: "$name.common"}}}},</text:p>
      <text:p text:style-name="P23"><text:s/>{$out: "capitals"}</text:p>
      <text:p text:style-name="P23">])</text:p>
      <text:p text:style-name="P9"/>
      <text:p text:style-name="P9"><text:span text:style-name="T22">7</text:span>) Mostra els oscars per pel·lícula: pel·licula (codi i nom, i array d'oscars obtinguts)<text:span text:style-name="T27"> <text:s/></text:span><text:span text:style-name="T10">[334]</text:span></text:p>
      <text:p text:style-name="P24"/>
      <text:p text:style-name="P24">db.oscars.aggregate([</text:p>
      <text:p text:style-name="P24">{$project: {movie: 1, oscar: {year: "$year", type: "$type"}}},</text:p>
      <text:p text:style-name="P24">{$group: {_id: "$movie", oscars: {$addToSet: "$oscar"}}}</text:p>
      <text:p text:style-name="P24">])</text:p>
      <text:p text:style-name="P10"/>
      <text:p text:style-name="P41"/>
      <text:p text:style-name="P36"><text:span text:style-name="T22">8</text:span>) <text:span text:style-name="T7">Mostra per cada país: el codi, el nom, </text:span><text:span text:style-name="T8">l'àrea</text:span><text:span text:style-name="T7">, el total de població urbana i </text:span><text:span text:style-name="T8">la densitat de població suposant que no hi hagi població rural <text:s/></text:span><text:span text:style-name="T9">[240]</text:span></text:p>
      <text:p text:style-name="P29"/>
      <text:p text:style-name="P31">versió ‘‘optimista’’ (tots els països tenen ciutats). Obté dades ràpid, però obvia informació. És com un inner join: si hi ha països sense ciutats, no els mostra</text:p>
      <text:p text:style-name="P25">db.cities.aggregate([</text:p>
      <text:p text:style-name="P25">{$group: {_id: "$country", population: {$sum: "$population"}}},</text:p>
      <text:p text:style-name="P25">{$lookup: {</text:p>
      <text:p text:style-name="P25"><text:s text:c="4"/>from: "countries",</text:p>
      <text:p text:style-name="P25"><text:s text:c="4"/>localField: "_id",</text:p>
      <text:p text:style-name="P25"><text:s text:c="4"/>foreignField: "cca2",</text:p>
      <text:p text:style-name="P25"><text:s text:c="4"/>as: "country"</text:p>
      <text:p text:style-name="P25">}},</text:p>
      <text:p text:style-name="P25">{$project: {name: "$country.name.common", area: "$country.area", population: 1}},</text:p>
      <text:p text:style-name="P25">{$unwind: "$name"},</text:p>
      <text:p text:style-name="P25">{$unwind: "$area"},</text:p>
      <text:p text:style-name="P25">{$project: {name:1, area:1, population: 1, density: {$divide: ["$population", "$area"]}}}</text:p>
      <text:p text:style-name="P25">])</text:p>
      <text:p text:style-name="P30"/>
      <text:p text:style-name="P31">versió ‘‘acurada’’ (potser hi ha països que no tenen ciutats). És com un left join: mostra tots els països. La consulta és molt més lenta. Es pot accelerar creant un índex per cities.country</text:p>
      <text:p text:style-name="P37">db.countries.aggregate([</text:p>
      <text:p text:style-name="P37"><text:s text:c="4"/>{$lookup: {</text:p>
      <text:p text:style-name="P37"><text:s text:c="6"/>from: "cities",</text:p>
      <text:p text:style-name="P37"><text:s text:c="6"/>localField: "cca2",</text:p>
      <text:p text:style-name="P37"><text:s text:c="6"/>foreignField: "country",</text:p>
      <text:p text:style-name="P37"><text:s text:c="6"/>as: "cities"</text:p>
      <text:p text:style-name="P37"><text:s text:c="4"/>}},</text:p>
      <text:p text:style-name="P37"><text:s text:c="4"/>{$project: {</text:p>
      <text:p text:style-name="P37"><text:s text:c="8"/>"cca2" : 1,</text:p>
      <text:p text:style-name="P37"><text:s text:c="8"/>"name.common" : 1,</text:p>
      <text:p text:style-name="P37"><text:s text:c="8"/>"area" : 1,</text:p>
      <text:p text:style-name="P37"><text:s text:c="8"/>"totalPop": {$sum : "$cities.population"},</text:p>
      <text:p text:style-name="P37"><text:s text:c="4"/>}},</text:p>
      <text:p text:style-name="P37"><text:s text:c="4"/>{$addFields: {</text:p>
      <text:p text:style-name="P37"><text:s text:c="8"/>"popDensity" : {$divide: ["$totalPop", "$area" ]}</text:p>
      <text:p text:style-name="P37"><text:s text:c="4"/>}},</text:p>
      <text:p text:style-name="P37"><text:s text:c="4"/>{$sort : {"totalPop" : 1}}</text:p>
      <text:p text:style-name="P38">])</text:p>
      <text:p text:style-name="P26"/>
      <text:p text:style-name="P11"/>
      <text:p text:style-name="P10"/>
      <text:p text:style-name="P44"/>
      <text:p text:style-name="P10"><text:span text:style-name="T22">9</text:span>) Crea una nova collection amb els actors, les pel·licules en què han actuat i els oscars que han obtingut. <text:span text:style-name="T28">Si et cal pots utilizar col·leccions intermèdies [1929]</text:span></text:p>
      <text:p text:style-name="P10"/>
      <text:p text:style-name="P28">db.movies.aggregate([</text:p>
      <text:p text:style-name="P28"><text:s text:c="4"/>{$unwind: "$actors" },</text:p>
      <text:p text:style-name="P28"><text:s text:c="4"/>{$sort: {name: 1}},</text:p>
      <text:p text:style-name="P28"><text:s text:c="4"/>{$group: { _id : "$actors", movies : {$push : "$$ROOT"}}},</text:p>
      <text:p text:style-name="P28"><text:s text:c="4"/>{$lookup: {</text:p>
      <text:p text:style-name="P28"><text:s text:c="6"/>from: "oscars",</text:p>
      <text:p text:style-name="P28"><text:s text:c="6"/>localField: "_id",</text:p>
      <text:p text:style-name="P28"><text:s text:c="6"/>foreignField: "person",</text:p>
      <text:p text:style-name="P28"><text:s text:c="6"/>as: "oscars"</text:p>
      <text:p text:style-name="P28"><text:s text:c="4"/>}},</text:p>
      <text:p text:style-name="P28"><text:s text:c="4"/>{$sort: {"_id.name" : 1}},</text:p>
      <text:p text:style-name="P28">])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Code_20_Answer" style:display-name="Code Answer" style:family="paragraph" style:parent-style-name="Standard">
      <style:text-properties fo:color="#2a6099" style:font-name="Liberation Mono" fo:font-family="'Liberation Mono'" style:font-family-generic="modern" style:font-pitch="fixed" fo:font-weight="normal" officeooo:rsid="0008b7cd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9cm" fo:margin-left="0cm" table:align="left" style:writing-mode="lr-tb"/>
    </style:style>
    <style:style style:name="Taula15.A" style:family="table-column">
      <style:table-column-properties style:column-width="9.694cm"/>
    </style:style>
    <style:style style:name="Taula15.B" style:family="table-column">
      <style:table-column-properties style:column-width="7.315cm"/>
    </style:style>
    <style:style style:name="Taula15.1" style:family="table-row">
      <style:table-row-properties style:min-row-height="1.39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MP2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MP4" style:family="paragraph" style:parent-style-name="Standard">
      <style:paragraph-properties fo:text-align="end" style:justify-single-word="false"/>
      <style:text-properties officeooo:paragraph-rsid="002e1fcc"/>
    </style:style>
    <style:style style:name="MP5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MP6" style:family="paragraph" style:parent-style-name="Standard">
      <style:text-properties officeooo:paragraph-rsid="002e1fcc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75b1ac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852cm" fo:margin-bottom="0.37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73cm" fo:margin-left="0cm" fo:margin-right="0cm" fo:margin-bottom="0.499cm" style:dynamic-spacing="false"/>
      </style:header-style>
      <style:footer-style>
        <style:header-footer-properties svg:height="2.247cm" fo:margin-left="0cm" fo:margin-right="0cm" fo:margin-top="0.499cm"/>
      </style:footer-style>
    </style:page-layout>
    <number:date-style style:name="N34">
      <number:month number:style="long" number:textual="true"/>
    </number:date-style>
    <number:date-style style:name="N104"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Imagen 55" text:anchor-type="char" svg:x="-0.358cm" svg:y="-0.984cm" svg:width="6.72cm" svg:height="1.131cm" draw:z-index="6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2"><draw:image xlink:href="Pictures/10000201000001B700000071BF4952608573B112.png" xlink:type="simple" xlink:show="embed" xlink:actuate="onLoad" loext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ED2DAM_ACT_2122_M6_UF3_Ex3_SOL.odt</text:file-name></text:span></text:p>
              <text:p text:style-name="MP2">Elaborat: <text:s/><text:span text:style-name="MT2">Miquel Altayó</text:span>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2-01-11T16:08:24.334993078">gener</text:date></text:span><text:span text:style-name="MT1"><text:s/></text:span><text:span text:style-name="MT1"><text:date style:data-style-name="N104" text:date-value="2022-01-11T16:08:24.335147095">2022</text:date></text:span></text:p>
              <text:p text:style-name="MP4"><text:span text:style-name="MT1">Pàg. </text:span><text:span text:style-name="MT1"><text:page-number text:select-page="current">4</text:page-number></text:span><text:span text:style-name="MT1"><text:s/>de </text:span><text:span text:style-name="MT1"><text:page-count style:num-format="1">4</text:page-count></text:span></text:p>
              <text:p text:style-name="MP5">Aquest document pot quedat obsolet una vegada imprès.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q </meta:initial-creator>
    <meta:creation-date>2014-09-24T09:05:51.882548463</meta:creation-date>
    <dc:date>2022-01-11T16:08:24.252990112</dc:date>
    <meta:editing-duration>PT17H1M32S</meta:editing-duration>
    <meta:editing-cycles>87</meta:editing-cycles>
    <meta:generator>LibreOffice/6.0.7.3$Linux_X86_64 LibreOffice_project/00m0$Build-3</meta:generator>
    <meta:document-statistic meta:table-count="2" meta:image-count="2" meta:object-count="0" meta:page-count="4" meta:paragraph-count="117" meta:word-count="639" meta:character-count="4636" meta:non-whitespace-character-count="3706"/>
  </office:meta>
</office:document-meta>
</file>